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acticeSet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</table:table>
      <table:table table:name="Practiceset2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16/04/2020</text:date>, <text:time>15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16T15:22:28</meta:creation-date>
    <meta:generator>OpenOffice/4.1.6$Unix OpenOffice.org_project/416m1$Build-9790</meta:generator>
    <dc:date>2020-04-16T15:29:43</dc:date>
    <dc:creator>Akshat Zala</dc:creator>
    <meta:editing-duration>PT7M15S</meta:editing-duration>
    <meta:editing-cycles>5</meta:editing-cycles>
    <meta:document-statistic meta:table-count="3" meta:cell-count="60" meta:object-count="0"/>
  </office:meta>
</office:document-meta>
</file>